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9.07mm"/>
    </style:style>
    <style:style style:name="co3" style:family="table-column">
      <style:table-column-properties fo:break-before="auto" style:column-width="33.3mm"/>
    </style:style>
    <style:style style:name="co4" style:family="table-column">
      <style:table-column-properties fo:break-before="auto" style:column-width="15.93mm"/>
    </style:style>
    <style:style style:name="co5" style:family="table-column">
      <style:table-column-properties fo:break-before="auto" style:column-width="18.84mm"/>
    </style:style>
    <style:style style:name="co6" style:family="table-column">
      <style:table-column-properties fo:break-before="auto" style:column-width="20.64mm"/>
    </style:style>
    <style:style style:name="co7" style:family="table-column">
      <style:table-column-properties fo:break-before="auto" style:column-width="7.97mm"/>
    </style:style>
    <style:style style:name="co8" style:family="table-column">
      <style:table-column-properties fo:break-before="auto" style:column-width="51.9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usterloesu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number-columns-repeated="1016" table:default-cell-style-name="Default"/>
        <table:table-row table:style-name="ro1"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tiv</text:p>
          </table:table-cell>
          <table:table-cell office:value-type="string" calcext:value-type="string">
            <text:p>IF</text:p>
          </table:table-cell>
          <table:table-cell office:value-type="float" office:value="0.125" calcext:value-type="float">
            <text:p>0,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iv</text:p>
          </table:table-cell>
          <table:table-cell office:value-type="string" calcext:value-type="string">
            <text:p>IF</text:p>
          </table:table-cell>
          <table:table-cell office:value-type="float" office:value="0.125" calcext:value-type="float">
            <text:p>0,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iv</text:p>
          </table:table-cell>
          <table:table-cell office:value-type="string" calcext:value-type="string">
            <text:p>IF</text:p>
          </table:table-cell>
          <table:table-cell office:value-type="float" office:value="0.125" calcext:value-type="float">
            <text:p>0,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tiv</text:p>
          </table:table-cell>
          <table:table-cell office:value-type="string" calcext:value-type="string">
            <text:p>IF</text:p>
          </table:table-cell>
          <table:table-cell office:value-type="float" office:value="0.125" calcext:value-type="float">
            <text:p>0,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iv</text:p>
          </table:table-cell>
          <table:table-cell office:value-type="string" calcext:value-type="string">
            <text:p>IF</text:p>
          </table:table-cell>
          <table:table-cell office:value-type="float" office:value="0.125" calcext:value-type="float">
            <text:p>0,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iv</text:p>
          </table:table-cell>
          <table:table-cell office:value-type="string" calcext:value-type="string">
            <text:p>IF</text:p>
          </table:table-cell>
          <table:table-cell office:value-type="float" office:value="0.125" calcext:value-type="float">
            <text:p>0,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tiv</text:p>
          </table:table-cell>
          <table:table-cell office:value-type="string" calcext:value-type="string">
            <text:p>IF</text:p>
          </table:table-cell>
          <table:table-cell office:value-type="float" office:value="0.125" calcext:value-type="float">
            <text:p>0,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tiv</text:p>
          </table:table-cell>
          <table:table-cell office:value-type="string" calcext:value-type="string">
            <text:p>IF</text:p>
          </table:table-cell>
          <table:table-cell office:value-type="float" office:value="0.125" calcext:value-type="float">
            <text:p>0,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F</text:p>
          </table:table-cell>
          <table:table-cell office:value-type="float" office:value="0.05263" calcext:value-type="float">
            <text:p>0,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F</text:p>
          </table:table-cell>
          <table:table-cell office:value-type="float" office:value="0.05263" calcext:value-type="float">
            <text:p>0,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</text:p>
          </table:table-cell>
          <table:table-cell office:value-type="float" office:value="0.05263" calcext:value-type="float">
            <text:p>0,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</text:p>
          </table:table-cell>
          <table:table-cell office:value-type="float" office:value="0.05263" calcext:value-type="float">
            <text:p>0,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</text:p>
          </table:table-cell>
          <table:table-cell office:value-type="float" office:value="0.05263" calcext:value-type="float">
            <text:p>0,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F</text:p>
          </table:table-cell>
          <table:table-cell office:value-type="float" office:value="0.05263" calcext:value-type="float">
            <text:p>0,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F</text:p>
          </table:table-cell>
          <table:table-cell office:value-type="float" office:value="0.05263" calcext:value-type="float">
            <text:p>0,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</text:p>
          </table:table-cell>
          <table:table-cell office:value-type="float" office:value="0.05263" calcext:value-type="float">
            <text:p>0,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F</text:p>
          </table:table-cell>
          <table:table-cell office:value-type="float" office:value="0.05263" calcext:value-type="float">
            <text:p>0,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F</text:p>
          </table:table-cell>
          <table:table-cell office:value-type="float" office:value="0.05263" calcext:value-type="float">
            <text:p>0,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</text:p>
          </table:table-cell>
          <table:table-cell office:value-type="float" office:value="0.05263" calcext:value-type="float">
            <text:p>0,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F</text:p>
          </table:table-cell>
          <table:table-cell office:value-type="float" office:value="0.05263" calcext:value-type="float">
            <text:p>0,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F</text:p>
          </table:table-cell>
          <table:table-cell office:value-type="float" office:value="0.05263" calcext:value-type="float">
            <text:p>0,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F</text:p>
          </table:table-cell>
          <table:table-cell office:value-type="float" office:value="0.05263" calcext:value-type="float">
            <text:p>0,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</text:p>
          </table:table-cell>
          <table:table-cell office:value-type="float" office:value="0.05263" calcext:value-type="float">
            <text:p>0,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F</text:p>
          </table:table-cell>
          <table:table-cell office:value-type="float" office:value="0.05263" calcext:value-type="float">
            <text:p>0,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F</text:p>
          </table:table-cell>
          <table:table-cell office:value-type="float" office:value="0.05263" calcext:value-type="float">
            <text:p>0,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F</text:p>
          </table:table-cell>
          <table:table-cell office:value-type="float" office:value="0.05263" calcext:value-type="float">
            <text:p>0,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F</text:p>
          </table:table-cell>
          <table:table-cell office:value-type="float" office:value="0.05263" calcext:value-type="float">
            <text:p>0,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</text:p>
          </table:table-cell>
          <table:table-cell office:value-type="float" office:value="0.16667" calcext:value-type="float">
            <text:p>0,16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</text:p>
          </table:table-cell>
          <table:table-cell office:value-type="float" office:value="0.16667" calcext:value-type="float">
            <text:p>0,16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</text:p>
          </table:table-cell>
          <table:table-cell office:value-type="float" office:value="0.16667" calcext:value-type="float">
            <text:p>0,16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F</text:p>
          </table:table-cell>
          <table:table-cell office:value-type="float" office:value="0.16667" calcext:value-type="float">
            <text:p>0,16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F</text:p>
          </table:table-cell>
          <table:table-cell office:value-type="float" office:value="0.16667" calcext:value-type="float">
            <text:p>0,16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F</text:p>
          </table:table-cell>
          <table:table-cell office:value-type="float" office:value="0.16667" calcext:value-type="float">
            <text:p>0,16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F</text:p>
          </table:table-cell>
          <table:table-cell office:value-type="float" office:value="0.25" calcext:value-type="float">
            <text:p>0,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</text:p>
          </table:table-cell>
          <table:table-cell office:value-type="float" office:value="0.25" calcext:value-type="float">
            <text:p>0,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</text:p>
          </table:table-cell>
          <table:table-cell office:value-type="float" office:value="0.25" calcext:value-type="float">
            <text:p>0,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F</text:p>
          </table:table-cell>
          <table:table-cell office:value-type="float" office:value="0.25" calcext:value-type="float">
            <text:p>0,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mplett</text:p>
          </table:table-cell>
          <table:table-cell office:value-type="string" calcext:value-type="string">
            <text:p>IF</text:p>
          </table:table-cell>
          <table:table-cell office:value-type="float" office:value="0.33334" calcext:value-type="float">
            <text:p>0,33334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IF</text:p>
          </table:table-cell>
          <table:table-cell office:value-type="float" office:value="0.1" calcext:value-type="float">
            <text:p>0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mplett</text:p>
          </table:table-cell>
          <table:table-cell office:value-type="string" calcext:value-type="string">
            <text:p>IF</text:p>
          </table:table-cell>
          <table:table-cell office:value-type="float" office:value="0.33334" calcext:value-type="float">
            <text:p>0,33334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IF</text:p>
          </table:table-cell>
          <table:table-cell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mplett</text:p>
          </table:table-cell>
          <table:table-cell office:value-type="string" calcext:value-type="string">
            <text:p>IF</text:p>
          </table:table-cell>
          <table:table-cell office:value-type="float" office:value="0.33334" calcext:value-type="float">
            <text:p>0,33334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IF</text:p>
          </table:table-cell>
          <table:table-cell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zuviel.ArtPro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L</text:p>
          </table:table-cell>
          <table:table-cell office:value-type="float" office:value="-0.15" calcext:value-type="float">
            <text:p>-0,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.zuviel.Subs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L</text:p>
          </table:table-cell>
          <table:table-cell office:value-type="float" office:value="-0.15" calcext:value-type="float">
            <text:p>-0,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.zuviel.Adv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L</text:p>
          </table:table-cell>
          <table:table-cell office:value-type="float" office:value="-0.15" calcext:value-type="float">
            <text:p>-0,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.zuviel.Praep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L</text:p>
          </table:table-cell>
          <table:table-cell office:value-type="float" office:value="-0.15" calcext:value-type="float">
            <text:p>-0,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.zuviel.V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L</text:p>
          </table:table-cell>
          <table:table-cell office:value-type="float" office:value="-0.15" calcext:value-type="float">
            <text:p>-0,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.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</text:p>
          </table:table-cell>
          <table:table-cell office:value-type="float" office:value="0.33334" calcext:value-type="float">
            <text:p>0,333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F</text:p>
          </table:table-cell>
          <table:table-cell office:value-type="float" office:value="0.33334" calcext:value-type="float">
            <text:p>0,333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F</text:p>
          </table:table-cell>
          <table:table-cell office:value-type="float" office:value="0.33334" calcext:value-type="float">
            <text:p>0,333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junktor</text:p>
          </table:table-cell>
          <table:table-cell office:value-type="string" calcext:value-type="string">
            <text:p>IF</text:p>
          </table:table-cell>
          <table:table-cell office:value-type="float" office:value="0.5" calcext:value-type="float">
            <text:p>0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.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junktor</text:p>
          </table:table-cell>
          <table:table-cell office:value-type="string" calcext:value-type="string">
            <text:p>IF</text:p>
          </table:table-cell>
          <table:table-cell office:value-type="float" office:value="0.5" calcext:value-type="float">
            <text:p>0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F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elcher</text:p>
          </table:table-cell>
          <table:table-cell office:value-type="string" calcext:value-type="string">
            <text:p>IF</text:p>
          </table:table-cell>
          <table:table-cell office:value-type="float" office:value="0.25" calcext:value-type="float">
            <text:p>0,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IF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elcher</text:p>
          </table:table-cell>
          <table:table-cell office:value-type="string" calcext:value-type="string">
            <text:p>IF</text:p>
          </table:table-cell>
          <table:table-cell office:value-type="float" office:value="0.25" calcext:value-type="float">
            <text:p>0,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IF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IF</text:p>
          </table:table-cell>
          <table:table-cell office:value-type="float" office:value="0.25" calcext:value-type="float">
            <text:p>0,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IF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elches</text:p>
          </table:table-cell>
          <table:table-cell office:value-type="string" calcext:value-type="string">
            <text:p>IF</text:p>
          </table:table-cell>
          <table:table-cell office:value-type="float" office:value="0.25" calcext:value-type="float">
            <text:p>0,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.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IF</text:p>
          </table:table-cell>
          <table:table-cell office:value-type="float" office:value="0.2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trennt</text:p>
          </table:table-cell>
          <table:table-cell office:value-type="string" calcext:value-type="string">
            <text:p>IF</text:p>
          </table:table-cell>
          <table:table-cell office:value-type="float" office:value="0.2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usammengross</text:p>
          </table:table-cell>
          <table:table-cell office:value-type="string" calcext:value-type="string">
            <text:p>IF</text:p>
          </table:table-cell>
          <table:table-cell office:value-type="float" office:value="0.2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usammengross</text:p>
          </table:table-cell>
          <table:table-cell office:value-type="string" calcext:value-type="string">
            <text:p>IF</text:p>
          </table:table-cell>
          <table:table-cell office:value-type="float" office:value="0.2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trennt</text:p>
          </table:table-cell>
          <table:table-cell office:value-type="string" calcext:value-type="string">
            <text:p>IF</text:p>
          </table:table-cell>
          <table:table-cell office:value-type="float" office:value="0.2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.Ki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IF</text:p>
          </table:table-cell>
          <table:table-cell office:value-type="float" office:value="0.2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.Bi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IF</text:p>
          </table:table-cell>
          <table:table-cell office:value-type="float" office:value="0.2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.Off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IF</text:p>
          </table:table-cell>
          <table:table-cell office:value-type="float" office:value="0.2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.St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IF</text:p>
          </table:table-cell>
          <table:table-cell office:value-type="float" office:value="0.2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.Fro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IF</text:p>
          </table:table-cell>
          <table:table-cell office:value-type="float" office:value="0.2" calcext:value-type="float">
            <text:p>0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.Gestellstam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F</text:p>
          </table:table-cell>
          <table:table-cell office:value-type="float" office:value="-0.1" calcext:value-type="float">
            <text:p>-0,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.1.N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omplett</text:p>
          </table:table-cell>
          <table:table-cell office:value-type="string" calcext:value-type="string">
            <text:p>IF</text:p>
          </table:table-cell>
          <table:table-cell office:value-type="float" office:value="0.07143" calcext:value-type="float">
            <text:p>0,07143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IF</text:p>
          </table:table-cell>
          <table:table-cell office:value-type="float" office:value="0.035715" calcext:value-type="float">
            <text:p>0,0357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.1.Kas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kkusativ</text:p>
          </table:table-cell>
          <table:table-cell office:value-type="string" calcext:value-type="string">
            <text:p>IF</text:p>
          </table:table-cell>
          <table:table-cell office:value-type="float" office:value="0.07143" calcext:value-type="float">
            <text:p>0,07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.2.N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omplett</text:p>
          </table:table-cell>
          <table:table-cell office:value-type="string" calcext:value-type="string">
            <text:p>IF</text:p>
          </table:table-cell>
          <table:table-cell office:value-type="float" office:value="0.07143" calcext:value-type="float">
            <text:p>0,07143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IF</text:p>
          </table:table-cell>
          <table:table-cell office:value-type="float" office:value="0.035715" calcext:value-type="float">
            <text:p>0,0357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.2.Kas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kkusativ</text:p>
          </table:table-cell>
          <table:table-cell office:value-type="string" calcext:value-type="string">
            <text:p>IF</text:p>
          </table:table-cell>
          <table:table-cell office:value-type="float" office:value="0.07143" calcext:value-type="float">
            <text:p>0,07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.3.N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omplett</text:p>
          </table:table-cell>
          <table:table-cell office:value-type="string" calcext:value-type="string">
            <text:p>IF</text:p>
          </table:table-cell>
          <table:table-cell office:value-type="float" office:value="0.07143" calcext:value-type="float">
            <text:p>0,07143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IF</text:p>
          </table:table-cell>
          <table:table-cell office:value-type="float" office:value="0.035715" calcext:value-type="float">
            <text:p>0,0357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.3.Kas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kkusativ</text:p>
          </table:table-cell>
          <table:table-cell office:value-type="string" calcext:value-type="string">
            <text:p>IF</text:p>
          </table:table-cell>
          <table:table-cell office:value-type="float" office:value="0.07143" calcext:value-type="float">
            <text:p>0,07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.4.N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omplett</text:p>
          </table:table-cell>
          <table:table-cell office:value-type="string" calcext:value-type="string">
            <text:p>IF</text:p>
          </table:table-cell>
          <table:table-cell office:value-type="float" office:value="0.07143" calcext:value-type="float">
            <text:p>0,07143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IF</text:p>
          </table:table-cell>
          <table:table-cell office:value-type="float" office:value="0.035715" calcext:value-type="float">
            <text:p>0,0357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.4.Kas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tiv</text:p>
          </table:table-cell>
          <table:table-cell office:value-type="string" calcext:value-type="string">
            <text:p>IF</text:p>
          </table:table-cell>
          <table:table-cell office:value-type="float" office:value="0.07143" calcext:value-type="float">
            <text:p>0,07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.5.N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omplett</text:p>
          </table:table-cell>
          <table:table-cell office:value-type="string" calcext:value-type="string">
            <text:p>IF</text:p>
          </table:table-cell>
          <table:table-cell office:value-type="float" office:value="0.07143" calcext:value-type="float">
            <text:p>0,07143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IF</text:p>
          </table:table-cell>
          <table:table-cell office:value-type="float" office:value="0.035715" calcext:value-type="float">
            <text:p>0,0357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.5.Kas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kkusativ</text:p>
          </table:table-cell>
          <table:table-cell office:value-type="string" calcext:value-type="string">
            <text:p>IF</text:p>
          </table:table-cell>
          <table:table-cell office:value-type="float" office:value="0.07143" calcext:value-type="float">
            <text:p>0,07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.6.N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omplett</text:p>
          </table:table-cell>
          <table:table-cell office:value-type="string" calcext:value-type="string">
            <text:p>IF</text:p>
          </table:table-cell>
          <table:table-cell office:value-type="float" office:value="0.07143" calcext:value-type="float">
            <text:p>0,07143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IF</text:p>
          </table:table-cell>
          <table:table-cell office:value-type="float" office:value="0.035715" calcext:value-type="float">
            <text:p>0,0357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.6.Kas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tiv</text:p>
          </table:table-cell>
          <table:table-cell office:value-type="string" calcext:value-type="string">
            <text:p>IF</text:p>
          </table:table-cell>
          <table:table-cell office:value-type="float" office:value="0.07143" calcext:value-type="float">
            <text:p>0,07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.7.N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omplett</text:p>
          </table:table-cell>
          <table:table-cell office:value-type="string" calcext:value-type="string">
            <text:p>IF</text:p>
          </table:table-cell>
          <table:table-cell office:value-type="float" office:value="0.07143" calcext:value-type="float">
            <text:p>0,07143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IF</text:p>
          </table:table-cell>
          <table:table-cell office:value-type="float" office:value="0.035715" calcext:value-type="float">
            <text:p>0,0357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.7.Kas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tiv</text:p>
          </table:table-cell>
          <table:table-cell office:value-type="string" calcext:value-type="string">
            <text:p>IF</text:p>
          </table:table-cell>
          <table:table-cell office:value-type="float" office:value="0.07143" calcext:value-type="float">
            <text:p>0,07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.zuviel.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FNNA</text:p>
          </table:table-cell>
          <table:table-cell office:value-type="float" office:value="-0.15" calcext:value-type="float">
            <text:p>-0,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.zuviel.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FNNA</text:p>
          </table:table-cell>
          <table:table-cell office:value-type="float" office:value="-0.15" calcext:value-type="float">
            <text:p>-0,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.zuviel.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FNNA</text:p>
          </table:table-cell>
          <table:table-cell office:value-type="float" office:value="-0.15" calcext:value-type="float">
            <text:p>-0,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.zuviel.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FNNA</text:p>
          </table:table-cell>
          <table:table-cell office:value-type="float" office:value="-0.15" calcext:value-type="float">
            <text:p>-0,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.zuviel.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FNNA</text:p>
          </table:table-cell>
          <table:table-cell office:value-type="float" office:value="-0.15" calcext:value-type="float">
            <text:p>-0,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.zuviel.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FNNA</text:p>
          </table:table-cell>
          <table:table-cell office:value-type="float" office:value="-0.15" calcext:value-type="float">
            <text:p>-0,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.zuviel.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FNNA</text:p>
          </table:table-cell>
          <table:table-cell office:value-type="float" office:value="-0.15" calcext:value-type="float">
            <text:p>-0,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.zuviel.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FNNA</text:p>
          </table:table-cell>
          <table:table-cell office:value-type="float" office:value="-0.15" calcext:value-type="float">
            <text:p>-0,15</text:p>
          </table:table-cell>
          <table:table-cell table:number-columns-repeated="1019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.00.0000</text:date>, <text:time style:data-style-name="N2" text:time-value="13:49:31.37492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Schäfer</meta:initial-creator>
    <dc:creator>Roland Schäfer</dc:creator>
    <meta:creation-date>2016-06-21T13:10:09</meta:creation-date>
    <dc:date>2016-08-02T14:03:18.303897000</dc:date>
    <meta:generator>LibreOffice/5.1.4.2$MacOSX_X86_64 LibreOffice_project/f99d75f39f1c57ebdd7ffc5f42867c12031db97a</meta:generator>
    <meta:editing-duration>PT1H32M12S</meta:editing-duration>
    <meta:editing-cycles>18</meta:editing-cycles>
    <meta:document-statistic meta:table-count="1" meta:cell-count="46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